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f is_prime(n):</text:p>
      <text:p text:style-name="Normal"><text:s text:c="4"/>If n &lt;= 1:</text:p>
      <text:p text:style-name="Normal"><text:s text:c="8"/>Return False</text:p>
      <text:p text:style-name="Normal"><text:s text:c="4"/>For I in range(2, int(n**0.5) + 1):<text:s/></text:p>
      <text:p text:style-name="Normal"><text:s text:c="8"/>If n % I == 0:</text:p>
      <text:p text:style-name="Normal"><text:s text:c="12"/>Return False</text:p>
      <text:p text:style-name="Normal"><text:s text:c="4"/>Return True</text:p>
      <text:p text:style-name="Normal"/>
      <text:p text:style-name="Normal">Def primes_in_range(start, end):</text:p>
      <text:p text:style-name="Normal"><text:s text:c="4"/>Primes = []</text:p>
      <text:p text:style-name="Normal"><text:s text:c="4"/>For num in range(start, end + 1):</text:p>
      <text:p text:style-name="Normal"><text:s text:c="8"/>If is_prime(num):</text:p>
      <text:p text:style-name="Normal"><text:s text:c="12"/>Primes.append(num)</text:p>
      <text:p text:style-name="Normal"><text:s text:c="4"/>Return primes</text:p>
      <text:p text:style-name="Normal">Start = int(input(“Enter the starting number of the range: “))</text:p>
      <text:p text:style-name="Normal">End = int(inpu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jun Ashok</meta:initial-creator>
    <dc:creator>Arjun Ashok</dc:creator>
    <meta:creation-date>2025-01-25T13:58:00Z</meta:creation-date>
    <dc:date>2025-01-25T13:58:00Z</dc:date>
    <meta:template xlink:href="Normal.dotm" xlink:type="simple"/>
    <meta:editing-cycles>4</meta:editing-cycles>
    <meta:editing-duration>PT120S</meta:editing-duration>
    <meta:document-statistic meta:page-count="1" meta:paragraph-count="1" meta:word-count="59" meta:character-count="400" meta:row-count="2" meta:non-whitespace-character-count="342"/>
  </office:meta>
</office:document-meta>
</file>